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master-page-name="Standard">
      <style:paragraph-properties fo:margin-top="0in" fo:margin-bottom="0.1665in" loext:contextual-spacing="false" fo:line-height="100%" fo:text-align="justify" style:justify-single-word="false" style:page-number="1"/>
    </style:style>
    <style:style style:name="P3" style:family="paragraph" style:parent-style-name="Standard">
      <style:paragraph-properties fo:margin-top="0.1665in" fo:margin-bottom="0.1665in" loext:contextual-spacing="false" fo:line-height="100%" fo:text-align="justify" style:justify-single-word="false"/>
    </style:style>
    <style:style style:name="P4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1665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 LA ATENCIÓN DE LA EMPRESA PÚBLICA [NOMBRE DE LA EMPRESA]</text:span></text:p>
      <text:p text:style-name="P3"><text:span text:style-name="T1">SOLICITUD PARA PARTICIPAR EN EL CONCURSO-OPOSICIÓN</text:span></text:p>
      <text:p text:style-name="P3"><text:span text:style-name="T1">DATOS DEL SOLICITANTE:</text:span></text:p>
      <text:list xml:id="list41534855" text:style-name="WWNum2">
        <text:list-item>
          <text:p text:style-name="P4"><text:span text:style-name="T1">Nombre y Apellidos</text:span>: [Nombre completo]</text:p>
        </text:list-item>
        <text:list-item>
          <text:p text:style-name="P6"><text:span text:style-name="T1">DNI/NIE</text:span>: [Número de identificación]</text:p>
        </text:list-item>
        <text:list-item>
          <text:p text:style-name="P6"><text:span text:style-name="T1">Dirección</text:span>: [Calle, número, ciudad, código postal]</text:p>
        </text:list-item>
        <text:list-item>
          <text:p text:style-name="P6"><text:span text:style-name="T1">Teléfono</text:span>: [Número de contacto]</text:p>
        </text:list-item>
        <text:list-item>
          <text:p text:style-name="P8"><text:span text:style-name="T1">Correo electrónico</text:span>: [Email de contacto]</text:p>
        </text:list-item>
      </text:list>
      <text:p text:style-name="P3"><text:span text:style-name="T1">EXPONE:<text:line-break/></text:span>Que habiéndose publicado la convocatoria para el concurso-oposición de una plaza administrativa en [nombre de la empresa pública], y reuniendo los requisitos exigidos en las bases de la convocatoria, desea presentar su candidatura para optar a dicha plaza.</text:p>
      <text:p text:style-name="P3"><text:span text:style-name="T1">DOCUMENTACIÓN ADJUNTA:</text:span></text:p>
      <text:list xml:id="list3960134297" text:style-name="WWNum1">
        <text:list-item>
          <text:p text:style-name="P5">Copia del DNI/NIE.</text:p>
        </text:list-item>
        <text:list-item>
          <text:p text:style-name="P7">Currículum Vitae actualizado.</text:p>
        </text:list-item>
        <text:list-item>
          <text:p text:style-name="P7">Títulos académicos requeridos en la convocatoria.</text:p>
        </text:list-item>
        <text:list-item>
          <text:p text:style-name="P7">Certificado de méritos o experiencia laboral (si aplica).</text:p>
        </text:list-item>
        <text:list-item>
          <text:p text:style-name="P9">[Otros documentos que se consideren necesarios].</text:p>
        </text:list-item>
      </text:list>
      <text:p text:style-name="P3"><text:span text:style-name="T1">SOLICITA:<text:line-break/></text:span>Ser admitido/a para participar en el proceso de selección del concurso-oposición para la plaza administrativa convocada por [nombre de la empresa pública].</text:p>
      <text:p text:style-name="P3">Quedo a su disposición para cualquier información o documentación adicional que sea requerida y agradezco su atención.</text:p>
      <text:p text:style-name="P3">Atentamente,</text:p>
      <text:p text:style-name="P3"><text:span text:style-name="T1">[Firma del solicitante]<text:line-break/></text:span>[Nombre completo del solicitante]</text:p>
      <text:p text:style-name="P3"><text:span text:style-name="T1">Fecha</text:span>: [Indicar fecha de presentación]</text:p>
      <text:p text:style-name="P3"><draw:rect text:anchor-type="as-char" style:rel-width="100%" draw:z-index="0" draw:style-name="gr1" draw:text-style-name="P10" svg:width="0.0012in" svg:height="0.0213in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1" meta:word-count="174" meta:character-count="1212" meta:non-whitespace-character-count="1068"/>
    <meta:generator>LibreOfficeDev/6.0.5.2$Linux_X86_64 LibreOffice_project/</meta:generator>
  </office:meta>
</office:document-meta>
</file>